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ikkoraportti 4</text:p>
      <text:p text:style-name="Standard"/>
      <text:p text:style-name="Standard">Tällä viikolla olen aloittanut omien tietorakenteiden luomisen, aloitin aluksi maanantain lähiohjauskerralla luomalla LinkedList-olion korvaavan LinkitettyLista-olion, ja siihen liittyvän Solmu-luokan. Kyseiselle oliolle piti luoda useita eri metodeita, jotta sen sai toteuttamaan toiminnallisuudet, jota olin käyttänyt LinkedList-oliolla.</text:p>
      <text:p text:style-name="Standard"/>
      <text:p text:style-name="Standard">Kyseisen tietorakenteen toteutuksen jälkeen haasteena oli saada se toimimaan saumattomasti aiemmin toteutetun toiminnallisuuden kanssa, ongelmia esiintyi runsaasti, ja niiden korjailuun meni hyvin paljon aikaa, jonkin verran jouduin siinä yhteydessä pilkkomaan massiivikseksi kasvanutta KoodinKaantajan kaanna-metodia pienempiin paloihin, joka sekin aiheutti runsaasti ongelmia mitä joutui myöskin tuntikaupalla selvittelemään.</text:p>
      <text:p text:style-name="Standard"/>
      <text:p text:style-name="Standard">Lisäksi uusille luokille ja vanhojen luokkien uusille metodeille tein perustason Junit-testit.</text:p>
      <text:p text:style-name="Standard"/>
      <text:p text:style-name="Standard">Harmittavasti koodikatselmointikohteeni koodi oli lähinnä tyhjä runko, joten jouduin pyytämään ohjaajilta uutta katselmoitavaa. Suoritan katselmoinnin kuitenkin heti kun uusi katselmoitava on minulle ilmoitettu.</text:p>
      <text:p text:style-name="Standard"/>
      <text:p text:style-name="Standard">Seuraavaksi jatkan omien tietorakenteiden luomista, aloittaen PriortiQueue:sta jonka pyrin rakentamaan hyväksikäyttämään LinkitettyLista-luokkaa mikäli mahdollis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39S</meta:editing-duration>
    <meta:editing-cycles>4</meta:editing-cycles>
    <meta:generator>OpenOffice/4.0.1$Win32 OpenOffice.org_project/401m5$Build-9714</meta:generator>
    <dc:date>2015-08-20T22:26:09.74</dc:date>
    <dc:creator>Tony Leppäkoski</dc:creator>
    <meta:document-statistic meta:table-count="0" meta:image-count="0" meta:object-count="0" meta:page-count="1" meta:paragraph-count="6" meta:word-count="131" meta:character-count="1251"/>
    <meta:user-defined meta:name="Info 1"/>
    <meta:user-defined meta:name="Info 2"/>
    <meta:user-defined meta:name="Info 3"/>
    <meta:user-defined meta:name="Info 4"/>
  </office:meta>
</office:document-meta>
</file>